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b76" officeooo:paragraph-rsid="00026b76"/>
    </style:style>
    <style:style style:name="P2" style:family="paragraph" style:parent-style-name="Standard">
      <style:text-properties officeooo:rsid="000376c8" officeooo:paragraph-rsid="000376c8"/>
    </style:style>
    <style:style style:name="P3" style:family="paragraph" style:parent-style-name="Standard">
      <style:text-properties officeooo:rsid="0003d5a8" officeooo:paragraph-rsid="0003d5a8"/>
    </style:style>
    <style:style style:name="P4" style:family="paragraph" style:parent-style-name="Standard">
      <style:text-properties officeooo:rsid="0004fbdd" officeooo:paragraph-rsid="0004fbdd"/>
    </style:style>
    <style:style style:name="P5" style:family="paragraph" style:parent-style-name="Standard">
      <style:text-properties officeooo:rsid="00078457" officeooo:paragraph-rsid="00078457"/>
    </style:style>
    <style:style style:name="P6" style:family="paragraph" style:parent-style-name="Standard">
      <style:text-properties officeooo:rsid="000a7829" officeooo:paragraph-rsid="000a7829"/>
    </style:style>
    <style:style style:name="P7" style:family="paragraph" style:parent-style-name="Standard">
      <style:text-properties officeooo:rsid="000a98a1" officeooo:paragraph-rsid="000a98a1"/>
    </style:style>
    <style:style style:name="P8" style:family="paragraph" style:parent-style-name="Standard">
      <style:text-properties officeooo:paragraph-rsid="000e1c46"/>
    </style:style>
    <style:style style:name="P9" style:family="paragraph" style:parent-style-name="Standard">
      <style:text-properties officeooo:rsid="000376c8" officeooo:paragraph-rsid="000376c8"/>
    </style:style>
    <style:style style:name="P10" style:family="paragraph" style:parent-style-name="Standard">
      <style:text-properties officeooo:rsid="000e9ce9" officeooo:paragraph-rsid="000e9ce9"/>
    </style:style>
    <style:style style:name="P11" style:family="paragraph" style:parent-style-name="Standard">
      <style:text-properties style:text-underline-style="none" officeooo:rsid="000e9ce9" officeooo:paragraph-rsid="000e9ce9"/>
    </style:style>
    <style:style style:name="T1" style:family="text">
      <style:text-properties officeooo:rsid="000376c8"/>
    </style:style>
    <style:style style:name="T2" style:family="text">
      <style:text-properties officeooo:rsid="000e1c46"/>
    </style:style>
    <style:style style:name="T3" style:family="text">
      <style:text-properties fo:font-variant="normal" fo:text-transform="none" fo:color="#292929" loext:opacity="100%" fo:letter-spacing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Css gen tool</text:span></text:p>
      <text:p text:style-name="P8"><text:a xlink:type="simple" xlink:href="https://enjoycss.com/" text:style-name="Internet_20_link" text:visited-style-name="Visited_20_Internet_20_Link">https://enjoycss.com/</text:a></text:p>
      <text:p text:style-name="P8"><text:a xlink:type="simple" xlink:href="https://www.cssmatic.com/box-shadow" text:style-name="Internet_20_link" text:visited-style-name="Visited_20_Internet_20_Link">https://www.cssmatic.com/box-shadow</text:a></text:p>
      <text:p text:style-name="P8"><text:a xlink:type="simple" xlink:href="https://the-echoplex.net/flexyboxes/" text:style-name="Internet_20_link" text:visited-style-name="Visited_20_Internet_20_Link">https://the-echoplex.net/flexyboxes/</text:a></text:p>
      <text:p text:style-name="P8">http://apps.eky.hk/css-triangle-generator/</text:p>
      <text:p text:style-name="P8"/>
      <text:p text:style-name="Standard">//</text:p>
      <text:p text:style-name="Standard"><text:a xlink:type="simple" xlink:href="https://blobs.app/" text:style-name="Internet_20_link" text:visited-style-name="Visited_20_Internet_20_Link">https://blobs.app/</text:a></text:p>
      <text:p text:style-name="Standard"><text:a xlink:type="simple" xlink:href="https://toolbox.signalsupply.co/" text:style-name="Internet_20_link" text:visited-style-name="Visited_20_Internet_20_Link">https://toolbox.signalsupply.co/</text:a></text:p>
      <text:p text:style-name="Standard"/>
      <text:p text:style-name="P1">colorful blob generator</text:p>
      <text:p text:style-name="P1"/>
      <text:p text:style-name="P1">//</text:p>
      <text:p text:style-name="P1"/>
      <text:p text:style-name="P1">daily ui design</text:p>
      <text:p text:style-name="P1"><text:a xlink:type="simple" xlink:href="https://www.uidesigndaily.com/" text:style-name="Internet_20_link" text:visited-style-name="Visited_20_Internet_20_Link">https://www.uidesigndaily.com/</text:a></text:p>
      <text:p text:style-name="P1"/>
      <text:p text:style-name="P1">//</text:p>
      <text:p text:style-name="P1"/>
      <text:p text:style-name="P1">logo maker</text:p>
      <text:p text:style-name="P1"><text:a xlink:type="simple" xlink:href="https://logoipsum.com/" text:style-name="Internet_20_link" text:visited-style-name="Visited_20_Internet_20_Link">https://logoipsum.com/</text:a></text:p>
      <text:p text:style-name="P1"/>
      <text:p text:style-name="P1">//</text:p>
      <text:p text:style-name="P1"/>
      <text:p text:style-name="P1">kewl icon finder</text:p>
      <text:p text:style-name="P1"><text:a xlink:type="simple" xlink:href="https://streamlinehq.com/" text:style-name="Internet_20_link" text:visited-style-name="Visited_20_Internet_20_Link">https://streamlinehq.com/</text:a></text:p>
      <text:p text:style-name="P1"><text:a xlink:type="simple" xlink:href="https://icons8.com/icons" text:style-name="Internet_20_link" text:visited-style-name="Visited_20_Internet_20_Link">https://icons8.com/icons</text:a></text:p>
      <text:p text:style-name="P1"><text:a xlink:type="simple" xlink:href="https://www.iconfinder.com/" text:style-name="Internet_20_link" text:visited-style-name="Visited_20_Internet_20_Link">https://www.iconfinder.com/</text:a></text:p>
      <text:p text:style-name="P1"><text:a xlink:type="simple" xlink:href="https://primer.style/octicons/" text:style-name="Internet_20_link" text:visited-style-name="Visited_20_Internet_20_Link">https://primer.style/octicons/</text:a></text:p>
      <text:p text:style-name="P1"><text:a xlink:type="simple" xlink:href="https://simpleicons.org/" text:style-name="Internet_20_link" text:visited-style-name="Visited_20_Internet_20_Link">https://simpleicons.org/</text:a></text:p>
      <text:p text:style-name="P1"><text:a xlink:type="simple" xlink:href="https://www.flaticon.com/" text:style-name="Internet_20_link" text:visited-style-name="Visited_20_Internet_20_Link">https://www.flaticon.com/</text:a></text:p>
      <text:p text:style-name="P1"><text:a xlink:type="simple" xlink:href="https://fontawesome.com/v5.15/icons" text:style-name="Internet_20_link" text:visited-style-name="Visited_20_Internet_20_Link">https://fontawesome.com/v5.15/icons</text:a></text:p>
      <text:p text:style-name="P1"><text:a xlink:type="simple" xlink:href="http://www.famfamfam.com/lab/icons/" text:style-name="Internet_20_link" text:visited-style-name="Visited_20_Internet_20_Link">http://www.famfamfam.com/lab/icons/</text:a></text:p>
      <text:p text:style-name="P1"><text:a xlink:type="simple" xlink:href="https://remixicon.com/" text:style-name="Internet_20_link" text:visited-style-name="Visited_20_Internet_20_Link">https://remixicon.com/</text:a></text:p>
      <text:p text:style-name="P1"/>
      <text:p text:style-name="P1"/>
      <text:p text:style-name="P1"/>
      <text:p text:style-name="P2">and animated</text:p>
      <text:p text:style-name="P2"/>
      <text:p text:style-name="P2"><text:a xlink:type="simple" xlink:href="https://lordicon.com/" text:style-name="Internet_20_link" text:visited-style-name="Visited_20_Internet_20_Link">https://lordicon.com/</text:a></text:p>
      <text:p text:style-name="P2">(icons 8 good here)</text:p>
      <text:p text:style-name="P1"/>
      <text:p text:style-name="P1"/>
      <text:p text:style-name="P1"/>
      <text:p text:style-name="P1">//</text:p>
      <text:p text:style-name="P1"/>
      <text:p text:style-name="P1"><text:a xlink:type="simple" xlink:href="https://getwaves.io/" text:style-name="Internet_20_link" text:visited-style-name="Visited_20_Internet_20_Link">https://getwaves.io/</text:a></text:p>
      <text:p text:style-name="P1">wave-maker</text:p>
      <text:p text:style-name="P1"/>
      <text:p text:style-name="P1">//</text:p>
      <text:p text:style-name="P1"/>
      <text:p text:style-name="P1"><text:a xlink:type="simple" xlink:href="https://land-book.com/" text:style-name="Internet_20_link" text:visited-style-name="Visited_20_Internet_20_Link">https://land-book.com/</text:a></text:p>
      <text:p text:style-name="P1"><text:soft-page-break/>landing page zen</text:p>
      <text:p text:style-name="P1"/>
      <text:p text:style-name="P1">//</text:p>
      <text:p text:style-name="P1">free animations (amongst other things!!!!)</text:p>
      <text:p text:style-name="P1"><text:a xlink:type="simple" xlink:href="https://lottiefiles.com/" text:style-name="Internet_20_link" text:visited-style-name="Visited_20_Internet_20_Link">https://lottiefiles.com/</text:a></text:p>
      <text:p text:style-name="P1"><text:a xlink:type="simple" xlink:href="http://animista.net/" text:style-name="Internet_20_link" text:visited-style-name="Visited_20_Internet_20_Link">http://animista.net/</text:a></text:p>
      <text:p text:style-name="P1"/>
      <text:p text:style-name="P1"/>
      <text:p text:style-name="P1">//</text:p>
      <text:p text:style-name="P1">avatar generator</text:p>
      <text:p text:style-name="P1"><text:a xlink:type="simple" xlink:href="https://boringavatars.com/" text:style-name="Internet_20_link" text:visited-style-name="Visited_20_Internet_20_Link">https://boringavatars.com/</text:a></text:p>
      <text:p text:style-name="P1"/>
      <text:p text:style-name="P1"><text:a xlink:type="simple" xlink:href="https://uifaces.co/" text:style-name="Internet_20_link" text:visited-style-name="Visited_20_Internet_20_Link">https://uifaces.co/</text:a></text:p>
      <text:p text:style-name="P1"/>
      <text:p text:style-name="P1">//</text:p>
      <text:p text:style-name="P1"/>
      <text:p text:style-name="P1"/>
      <text:p text:style-name="P1"><text:a xlink:type="simple" xlink:href="https://tusharsrivastava.hashnode.dev/5-key-ui-design-principles-for-beginners" text:style-name="Internet_20_link" text:visited-style-name="Visited_20_Internet_20_Link">https://tusharsrivastava.hashnode.dev/5-key-ui-design-principles-for-beginners</text:a></text:p>
      <text:p text:style-name="P1">ui rules</text:p>
      <text:p text:style-name="P1"/>
      <text:p text:style-name="P1">//</text:p>
      <text:p text:style-name="P1">two color pickers</text:p>
      <text:p text:style-name="P1"><text:a xlink:type="simple" xlink:href="http://flatuicolors.com/" text:style-name="Internet_20_link" text:visited-style-name="Visited_20_Internet_20_Link">http://flatuicolors.com/</text:a></text:p>
      <text:p text:style-name="P1"><text:a xlink:type="simple" xlink:href="http://color.koya.io/" text:style-name="Internet_20_link" text:visited-style-name="Visited_20_Internet_20_Link">http://color.koya.io/</text:a></text:p>
      <text:p text:style-name="P1"/>
      <text:p text:style-name="P1">//</text:p>
      <text:p text:style-name="P1">gradient tool<text:span text:style-name="T1">s</text:span></text:p>
      <text:p text:style-name="P1"><text:a xlink:type="simple" xlink:href="http://www.uigradients.com/" text:style-name="Internet_20_link" text:visited-style-name="Visited_20_Internet_20_Link">http://www.uigradients.com/</text:a></text:p>
      <text:p text:style-name="P1"><text:a xlink:type="simple" xlink:href="https://cssgradient.io/gradient-backgrounds/" text:style-name="Internet_20_link" text:visited-style-name="Visited_20_Internet_20_Link">https://cssgradient.io/gradient-backgrounds/</text:a></text:p>
      <text:p text:style-name="P1"><text:a xlink:type="simple" xlink:href="https://coolors.co/" text:style-name="Internet_20_link" text:visited-style-name="Visited_20_Internet_20_Link">https://coolors.co/</text:a></text:p>
      <text:p text:style-name="P1"><text:a xlink:type="simple" xlink:href="https://webgradients.com/" text:style-name="Internet_20_link" text:visited-style-name="Visited_20_Internet_20_Link">https://webgradients.com/</text:a></text:p>
      <text:p text:style-name="P1"><text:a xlink:type="simple" xlink:href="https://itmeo.com/" text:style-name="Internet_20_link" text:visited-style-name="Visited_20_Internet_20_Link">https://itmeo.com/</text:a></text:p>
      <text:p text:style-name="P1"/>
      <text:p text:style-name="P1"/>
      <text:p text:style-name="P1">//</text:p>
      <text:p text:style-name="P1">photo editing app. <text:s/>Some people like. <text:s text:c="2"/>Check out!!!</text:p>
      <text:p text:style-name="P1"><text:a xlink:type="simple" xlink:href="https://www.canva.com/" text:style-name="Internet_20_link" text:visited-style-name="Visited_20_Internet_20_Link">https://www.canva.com/</text:a></text:p>
      <text:p text:style-name="P1"/>
      <text:p text:style-name="P1"/>
      <text:p text:style-name="P1">//</text:p>
      <text:p text:style-name="P2">responsive app minitoring app</text:p>
      <text:p text:style-name="P2"><text:a xlink:type="simple" xlink:href="https://responsively.app/#Features" text:style-name="Internet_20_link" text:visited-style-name="Visited_20_Internet_20_Link">https://responsively.app/#Features</text:a></text:p>
      <text:p text:style-name="P2"><text:a xlink:type="simple" xlink:href="https://www.mydevice.io/" text:style-name="Internet_20_link" text:visited-style-name="Visited_20_Internet_20_Link">https://www.mydevice.io/</text:a></text:p>
      <text:p text:style-name="P2"/>
      <text:p text:style-name="P2"/>
      <text:p text:style-name="P2">//</text:p>
      <text:p text:style-name="P2"><text:a xlink:type="simple" xlink:href="https://pfpmaker.com/" text:style-name="Internet_20_link" text:visited-style-name="Visited_20_Internet_20_Link">https://pfpmaker.com/</text:a></text:p>
      <text:p text:style-name="P2">profile maker</text:p>
      <text:p text:style-name="P2"/>
      <text:p text:style-name="P2">//</text:p>
      <text:p text:style-name="P2">good pallettes</text:p>
      <text:p text:style-name="P2"><text:a xlink:type="simple" xlink:href="https://colorhunt.co/" text:style-name="Internet_20_link" text:visited-style-name="Visited_20_Internet_20_Link">https://colorhunt.co/</text:a></text:p>
      <text:p text:style-name="P2"><text:soft-page-break/><text:a xlink:type="simple" xlink:href="https://mycolor.space/" text:style-name="Internet_20_link" text:visited-style-name="Visited_20_Internet_20_Link">https://mycolor.space/</text:a></text:p>
      <text:p text:style-name="P2"><text:a xlink:type="simple" xlink:href="https://vanschneider.com/colors" text:style-name="Internet_20_link" text:visited-style-name="Visited_20_Internet_20_Link">https://vanschneider.com/colors</text:a></text:p>
      <text:p text:style-name="P2"><text:a xlink:type="simple" xlink:href="https://colorsinspo.com/" text:style-name="Internet_20_link" text:visited-style-name="Visited_20_Internet_20_Link">https://colorsinspo.com/</text:a></text:p>
      <text:p text:style-name="P2"/>
      <text:p text:style-name="P2"/>
      <text:p text:style-name="P2">//</text:p>
      <text:p text:style-name="P2">good font pairing</text:p>
      <text:p text:style-name="P2"><text:a xlink:type="simple" xlink:href="https://vanshsharma.hashnode.dev/8-best-web-font-pairing#ckr1oz45l0ee7pts148q8725p" text:style-name="Internet_20_link" text:visited-style-name="Visited_20_Internet_20_Link">https://vanshsharma.hashnode.dev/8-best-web-font-pairing#ckr1oz45l0ee7pts148q8725p</text:a></text:p>
      <text:p text:style-name="P2"><text:a xlink:type="simple" xlink:href="https://typewolf.com/" text:style-name="Internet_20_link" text:visited-style-name="Visited_20_Internet_20_Link">https://typewolf.com/</text:a></text:p>
      <text:p text:style-name="P2"/>
      <text:p text:style-name="P2">//</text:p>
      <text:p text:style-name="P2"/>
      <text:p text:style-name="P1"/>
      <text:p text:style-name="P2">patterns</text:p>
      <text:p text:style-name="P2"><text:a xlink:type="simple" xlink:href="https://www.flaticon.com/pattern/" text:style-name="Internet_20_link" text:visited-style-name="Visited_20_Internet_20_Link">https://www.flaticon.com/pattern/</text:a></text:p>
      <text:p text:style-name="P2"><text:a xlink:type="simple" xlink:href="https://www.toptal.com/designers/subtlepatterns/" text:style-name="Internet_20_link" text:visited-style-name="Visited_20_Internet_20_Link">https://www.toptal.com/designers/subtlepatterns/</text:a></text:p>
      <text:p text:style-name="P2"/>
      <text:p text:style-name="P2">//</text:p>
      <text:p text:style-name="P2">card making app</text:p>
      <text:p text:style-name="P2"><text:a xlink:type="simple" xlink:href="https://card.surge.sh/" text:style-name="Internet_20_link" text:visited-style-name="Visited_20_Internet_20_Link">https://card.surge.sh/</text:a></text:p>
      <text:p text:style-name="P2"/>
      <text:p text:style-name="P2">//</text:p>
      <text:p text:style-name="P3">circle square(not like the wonderstuff song)</text:p>
      <text:p text:style-name="P3"><text:a xlink:type="simple" xlink:href="https://squircley.app/" text:style-name="Internet_20_link" text:visited-style-name="Visited_20_Internet_20_Link">https://squircley.app/</text:a></text:p>
      <text:p text:style-name="P3"/>
      <text:p text:style-name="P3">//</text:p>
      <text:p text:style-name="P3">geo-metric patterns</text:p>
      <text:p text:style-name="P3"><text:a xlink:type="simple" xlink:href="https://tabbied.com/" text:style-name="Internet_20_link" text:visited-style-name="Visited_20_Internet_20_Link">https://tabbied.com/</text:a></text:p>
      <text:p text:style-name="P3"/>
      <text:p text:style-name="P3">//</text:p>
      <text:p text:style-name="P3">shadows (not just for goths)</text:p>
      <text:p text:style-name="P3"><text:a xlink:type="simple" xlink:href="https://shadows.brumm.af/" text:style-name="Internet_20_link" text:visited-style-name="Visited_20_Internet_20_Link">https://shadows.brumm.af/</text:a></text:p>
      <text:p text:style-name="P3">//</text:p>
      <text:p text:style-name="P3">svg generator</text:p>
      <text:p text:style-name="P3"><text:a xlink:type="simple" xlink:href="https://app.haikei.app/" text:style-name="Internet_20_link" text:visited-style-name="Visited_20_Internet_20_Link">https://app.haikei.app/</text:a></text:p>
      <text:p text:style-name="P3"><text:a xlink:type="simple" xlink:href="https://bgjar.com/" text:style-name="Internet_20_link" text:visited-style-name="Visited_20_Internet_20_Link">https://bgjar.com/</text:a> <text:s text:c="3"/>(for backgrounds)</text:p>
      <text:p text:style-name="P3"><text:a xlink:type="simple" xlink:href="https://svgporn.com/" text:style-name="Internet_20_link" text:visited-style-name="Visited_20_Internet_20_Link">https://svgporn.com/</text:a></text:p>
      <text:p text:style-name="P3"/>
      <text:p text:style-name="P3">//</text:p>
      <text:p text:style-name="P3">screen-shots</text:p>
      <text:p text:style-name="P3"><text:a xlink:type="simple" xlink:href="http://carbon.now.sh/" text:style-name="Internet_20_link" text:visited-style-name="Visited_20_Internet_20_Link">http://carbon.now.sh/</text:a></text:p>
      <text:p text:style-name="P3"><text:a xlink:type="simple" xlink:href="http://ray.so/" text:style-name="Internet_20_link" text:visited-style-name="Visited_20_Internet_20_Link">http://ray.so</text:a></text:p>
      <text:p text:style-name="P3">//</text:p>
      <text:p text:style-name="P3">neumorphism gen</text:p>
      <text:p text:style-name="P3"><text:a xlink:type="simple" xlink:href="http://neumorphism.io/" text:style-name="Internet_20_link" text:visited-style-name="Visited_20_Internet_20_Link">http://neumorphism.io/</text:a></text:p>
      <text:p text:style-name="P3">//</text:p>
      <text:p text:style-name="P3">button maker</text:p>
      <text:p text:style-name="P3"><text:a xlink:type="simple" xlink:href="http://css3buttongenerator.com/" text:style-name="Internet_20_link" text:visited-style-name="Visited_20_Internet_20_Link">http://css3buttongenerator.com/</text:a></text:p>
      <text:p text:style-name="P3">//</text:p>
      <text:p text:style-name="P4">dev samples</text:p>
      <text:p text:style-name="P4"><text:a xlink:type="simple" xlink:href="http://www.devsamples.com/" text:style-name="Internet_20_link" text:visited-style-name="Visited_20_Internet_20_Link">http://www.devsamples.com/</text:a></text:p>
      <text:p text:style-name="P4">//</text:p>
      <text:p text:style-name="P4"><text:soft-page-break/><text:a xlink:type="simple" xlink:href="http://readme.so/" text:style-name="Internet_20_link" text:visited-style-name="Visited_20_Internet_20_Link">http://readme.so/</text:a></text:p>
      <text:p text:style-name="P4"><text:a xlink:type="simple" xlink:href="https://readme-gen.vercel.app/app" text:style-name="Internet_20_link" text:visited-style-name="Visited_20_Internet_20_Link">https://readme-gen.vercel.app/app</text:a>]</text:p>
      <text:p text:style-name="P4"/>
      <text:p text:style-name="P4">readme maker</text:p>
      <text:p text:style-name="P4">//</text:p>
      <text:p text:style-name="P4">remove backgroun</text:p>
      <text:p text:style-name="P4"><text:a xlink:type="simple" xlink:href="http://remove.bg/" text:style-name="Internet_20_link" text:visited-style-name="Visited_20_Internet_20_Link">http://remove.bg/</text:a></text:p>
      <text:p text:style-name="P4"/>
      <text:p text:style-name="P4">//</text:p>
      <text:p text:style-name="P4"/>
      <text:p text:style-name="P4"><text:a xlink:type="simple" xlink:href="http://poet.so/" text:style-name="Internet_20_link" text:visited-style-name="Visited_20_Internet_20_Link">http://poet.so/</text:a></text:p>
      <text:p text:style-name="P4">tweet maker</text:p>
      <text:p text:style-name="P4">//</text:p>
      <text:p text:style-name="P4">front end checklist</text:p>
      <text:p text:style-name="P4"><text:a xlink:type="simple" xlink:href="http://frontendchecklist.io/" text:style-name="Internet_20_link" text:visited-style-name="Visited_20_Internet_20_Link">http://frontendchecklist.io/</text:a></text:p>
      <text:p text:style-name="P4">//</text:p>
      <text:p text:style-name="P4">color theory</text:p>
      <text:p text:style-name="P4"><text:a xlink:type="simple" xlink:href="https://webflow.com/blog/color-theory" text:style-name="Internet_20_link" text:visited-style-name="Visited_20_Internet_20_Link">https://webflow.com/blog/color-theory</text:a></text:p>
      <text:p text:style-name="P4"/>
      <text:p text:style-name="P4">//</text:p>
      <text:p text:style-name="P4">figma tips</text:p>
      <text:p text:style-name="P4"><text:a xlink:type="simple" xlink:href="https://bootcamp.uxdesign.cc/figma-tips-tricks-shortcuts-and-basics-c50cd7440ab7" text:style-name="Internet_20_link" text:visited-style-name="Visited_20_Internet_20_Link">https://bootcamp.uxdesign.cc/figma-tips-tricks-shortcuts-and-basics-c50cd7440ab7</text:a></text:p>
      <text:p text:style-name="P4"/>
      <text:p text:style-name="P4"><text:a xlink:type="simple" xlink:href="https://www.freecodecamp.org/news/how-to-use-figma-to-design-websites/" text:style-name="Internet_20_link" text:visited-style-name="Visited_20_Internet_20_Link">https://www.freecodecamp.org/news/how-to-use-figma-to-design-websites/</text:a></text:p>
      <text:p text:style-name="P4"/>
      <text:p text:style-name="P4"><text:a xlink:type="simple" xlink:href="https://www.smashingmagazine.com/2021/08/figma-tools-plugins-resources/" text:style-name="Internet_20_link" text:visited-style-name="Visited_20_Internet_20_Link">https://www.smashingmagazine.com/2021/08/figma-tools-plugins-resources/</text:a></text:p>
      <text:p text:style-name="P4"/>
      <text:p text:style-name="P4"><text:a xlink:type="simple" xlink:href="https://code.likeagirl.io/how-i-recreated-youtubes-homepage-in-figma-90097a01ac9a" text:style-name="Internet_20_link" text:visited-style-name="Visited_20_Internet_20_Link">https://code.likeagirl.io/how-i-recreated-youtubes-homepage-in-figma-90097a01ac9a</text:a></text:p>
      <text:p text:style-name="P4"/>
      <text:p text:style-name="P4"/>
      <text:p text:style-name="P4"><text:a xlink:type="simple" xlink:href="https://medium.com/thecoop-cc/become-a-pro-at-figma-aece9cc7d5c7" text:style-name="Internet_20_link" text:visited-style-name="Visited_20_Internet_20_Link">https://medium.com/thecoop-cc/become-a-pro-at-figma-aece9cc7d5c7</text:a></text:p>
      <text:p text:style-name="P4"/>
      <text:p text:style-name="P4"><text:a xlink:type="simple" xlink:href="https://www.figmacrashcourse.com/" text:style-name="Internet_20_link" text:visited-style-name="Visited_20_Internet_20_Link">https://www.figmacrashcourse.com/</text:a></text:p>
      <text:p text:style-name="P4"/>
      <text:p text:style-name="P4">text tricks</text:p>
      <text:p text:style-name="P4"><text:a xlink:type="simple" xlink:href="https://dev.to/stackfindover/50-best-javascript-text-effect-2426" text:style-name="Internet_20_link" text:visited-style-name="Visited_20_Internet_20_Link">https://dev.to/stackfindover/50-best-javascript-text-effect-2426</text:a></text:p>
      <text:p text:style-name="P4">//</text:p>
      <text:p text:style-name="P4">glowing button FX</text:p>
      <text:p text:style-name="P4"><text:a xlink:type="simple" xlink:href="https://blog.stackfindover.com/css-glowing-effect/" text:style-name="Internet_20_link" text:visited-style-name="Visited_20_Internet_20_Link">https://blog.stackfindover.com/css-glowing-effect/</text:a></text:p>
      <text:p text:style-name="P4"/>
      <text:p text:style-name="P4">//</text:p>
      <text:p text:style-name="P4"/>
      <text:p text:style-name="P5">favicons</text:p>
      <text:p text:style-name="P5"><text:a xlink:type="simple" xlink:href="https://favicon.io/" text:style-name="Internet_20_link" text:visited-style-name="Visited_20_Internet_20_Link">https://favicon.io/</text:a></text:p>
      <text:p text:style-name="P5"><text:a xlink:type="simple" xlink:href="https://www.favicon.cc/" text:style-name="Internet_20_link" text:visited-style-name="Visited_20_Internet_20_Link">https://www.favicon.cc/</text:a></text:p>
      <text:p text:style-name="P5"/>
      <text:p text:style-name="P5">//</text:p>
      <text:p text:style-name="P5">nice css tricks</text:p>
      <text:p text:style-name="P5"><text:a xlink:type="simple" xlink:href="https://dev.to/afif/adding-100-underline-overlay-animations-the-impressive-css-collection-1a93" text:style-name="Internet_20_link" text:visited-style-name="Visited_20_Internet_20_Link">https://dev.to/afif/adding-100-underline-overlay-animations-the-impressive-css-collection-1a93</text:a></text:p>
      <text:p text:style-name="P5"/>
      <text:p text:style-name="P5">//</text:p>
      <text:p text:style-name="P6">flexbox tips</text:p>
      <text:p text:style-name="P6"><text:soft-page-break/><text:a xlink:type="simple" xlink:href="https://the-echoplex.net/flexyboxes/" text:style-name="Internet_20_link" text:visited-style-name="Visited_20_Internet_20_Link">https://the-echoplex.net/flexyboxes/</text:a></text:p>
      <text:p text:style-name="P6"/>
      <text:p text:style-name="P6">//</text:p>
      <text:p text:style-name="P6">media queries generator</text:p>
      <text:p text:style-name="P6"><text:a xlink:type="simple" xlink:href="https://simplecss.eu/" text:style-name="Internet_20_link" text:visited-style-name="Visited_20_Internet_20_Link">https://simplecss.eu/</text:a></text:p>
      <text:p text:style-name="P6"/>
      <text:p text:style-name="P6">//</text:p>
      <text:p text:style-name="P6">css3 design tools</text:p>
      <text:p text:style-name="P6"><text:a xlink:type="simple" xlink:href="https://css3gen.com/" text:style-name="Internet_20_link" text:visited-style-name="Visited_20_Internet_20_Link">https://css3gen.com/</text:a></text:p>
      <text:p text:style-name="P6"/>
      <text:p text:style-name="P6">//</text:p>
      <text:p text:style-name="P6">jquery form maker</text:p>
      <text:p text:style-name="P6"><text:a xlink:type="simple" xlink:href="https://www.jqueryform.com/" text:style-name="Internet_20_link" text:visited-style-name="Visited_20_Internet_20_Link">https://www.jqueryform.com/</text:a></text:p>
      <text:p text:style-name="P6">//</text:p>
      <text:p text:style-name="P6">Mr Cruzs fave all in one app</text:p>
      <text:p text:style-name="P6"><text:a xlink:type="simple" xlink:href="https://webcode.tools/" text:style-name="Internet_20_link" text:visited-style-name="Visited_20_Internet_20_Link">https://webcode.tools/</text:a></text:p>
      <text:p text:style-name="P6"/>
      <text:p text:style-name="P6">//</text:p>
      <text:p text:style-name="P7">illustrations</text:p>
      <text:p text:style-name="P7">//</text:p>
      <text:p text:style-name="P7"><text:a xlink:type="simple" xlink:href="https://dev.to/kiranrajvjd/30-illustration-resources-for-web-developers-23hd" text:style-name="Internet_20_link" text:visited-style-name="Visited_20_Internet_20_Link">https://dev.to/kiranrajvjd/30-illustration-resources-for-web-developers-23hd</text:a></text:p>
      <text:p text:style-name="P7">//</text:p>
      <text:p text:style-name="P7"/>
      <text:p text:style-name="P10">encode links</text:p>
      <text:p text:style-name="P10"><text:span text:style-name="T3"> </text:span><text:a xlink:type="simple" xlink:href="https://www.base64-image.de/" text:style-name="Internet_20_link" text:visited-style-name="Visited_20_Internet_20_Link"><text:span text:style-name="T4">https://www.base64-image.de/</text:span></text:a></text:p>
      <text:p text:style-name="P10"><text:span text:style-name="T4"/></text:p>
      <text:p text:style-name="P10"><text:span text:style-name="T4">//</text:span></text:p>
      <text:p text:style-name="P10"><text:span text:style-name="T4"/></text:p>
      <text:p text:style-name="P11">make icons from fonts</text:p>
      <text:p text:style-name="P10"><text:a xlink:type="simple" xlink:href="https://iconion.com/" text:style-name="Internet_20_link" text:visited-style-name="Visited_20_Internet_20_Link"><text:span text:style-name="T4">https://iconion.com/</text:span></text:a></text:p>
      <text:p text:style-name="P10"><text:span text:style-name="T4"/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13:51:24.859040994</meta:creation-date>
    <meta:generator>LibreOffice/7.1.4.2$Linux_X86_64 LibreOffice_project/10$Build-2</meta:generator>
    <dc:date>2021-10-31T00:56:42.165518205</dc:date>
    <meta:editing-duration>P1DT10H26M47S</meta:editing-duration>
    <meta:editing-cycles>6</meta:editing-cycles>
    <meta:document-statistic meta:table-count="0" meta:image-count="0" meta:object-count="0" meta:page-count="5" meta:paragraph-count="172" meta:word-count="257" meta:character-count="3500" meta:non-whitespace-character-count="3408"/>
  </office:meta>
</office:document-meta>
</file>